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88.11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88.79mm"/>
    </style:style>
    <style:style style:name="co5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43.74mm"/>
    </style:style>
    <style:style style:name="co18" style:family="table-column">
      <style:table-column-properties fo:break-before="auto" style:column-width="34.36mm"/>
    </style:style>
    <style:style style:name="co19" style:family="table-column">
      <style:table-column-properties fo:break-before="auto" style:column-width="43.44mm"/>
    </style:style>
    <style:style style:name="co20" style:family="table-column">
      <style:table-column-properties fo:break-before="auto" style:column-width="41.63mm"/>
    </style:style>
    <style:style style:name="co21" style:family="table-column">
      <style:table-column-properties fo:break-before="auto" style:column-width="53.73mm"/>
    </style:style>
    <style:style style:name="co22" style:family="table-column">
      <style:table-column-properties fo:break-before="auto" style:column-width="49.49mm"/>
    </style:style>
    <style:style style:name="co23" style:family="table-column">
      <style:table-column-properties fo:break-before="auto" style:column-width="65.53mm"/>
    </style:style>
    <style:style style:name="co24" style:family="table-column">
      <style:table-column-properties fo:break-before="auto" style:column-width="64.01mm"/>
    </style:style>
    <style:style style:name="co25" style:family="table-column">
      <style:table-column-properties fo:break-before="auto" style:column-width="51.01mm"/>
    </style:style>
    <style:style style:name="co26" style:family="table-column">
      <style:table-column-properties fo:break-before="auto" style:column-width="42.23mm"/>
    </style:style>
    <style:style style:name="co27" style:family="table-column">
      <style:table-column-properties fo:break-before="auto" style:column-width="34.4mm"/>
    </style:style>
    <style:style style:name="co28" style:family="table-column">
      <style:table-column-properties fo:break-before="auto" style:column-width="19.69mm"/>
    </style:style>
    <style:style style:name="co29" style:family="table-column">
      <style:table-column-properties fo:break-before="auto" style:column-width="19.14mm"/>
    </style:style>
    <style:style style:name="co30" style:family="table-column">
      <style:table-column-properties fo:break-before="auto" style:column-width="27.04mm"/>
    </style:style>
    <style:style style:name="co31" style:family="table-column">
      <style:table-column-properties fo:break-before="auto" style:column-width="22.95mm"/>
    </style:style>
    <style:style style:name="co32" style:family="table-column">
      <style:table-column-properties fo:break-before="auto" style:column-width="25.4mm"/>
    </style:style>
    <style:style style:name="co33" style:family="table-column">
      <style:table-column-properties fo:break-before="auto" style:column-width="13.16mm"/>
    </style:style>
    <style:style style:name="co34" style:family="table-column">
      <style:table-column-properties fo:break-before="auto" style:column-width="21.04mm"/>
    </style:style>
    <style:style style:name="co35" style:family="table-column">
      <style:table-column-properties fo:break-before="auto" style:column-width="22.68mm"/>
    </style:style>
    <style:style style:name="co36" style:family="table-column">
      <style:table-column-properties fo:break-before="auto" style:column-width="24.04mm"/>
    </style:style>
    <style:style style:name="co37" style:family="table-column">
      <style:table-column-properties fo:break-before="auto" style:column-width="24.59mm"/>
    </style:style>
    <style:style style:name="co38" style:family="table-column">
      <style:table-column-properties fo:break-before="auto" style:column-width="23.23mm"/>
    </style:style>
    <style:style style:name="co39" style:family="table-column">
      <style:table-column-properties fo:break-before="auto" style:column-width="21.87mm"/>
    </style:style>
    <style:style style:name="co40" style:family="table-column">
      <style:table-column-properties fo:break-before="auto" style:column-width="36.02mm"/>
    </style:style>
    <style:style style:name="co41" style:family="table-column">
      <style:table-column-properties fo:break-before="auto" style:column-width="21.73mm"/>
    </style:style>
    <style:style style:name="co42" style:family="table-column">
      <style:table-column-properties fo:break-before="auto" style:column-width="70.06mm"/>
    </style:style>
    <style:style style:name="co43" style:family="table-column">
      <style:table-column-properties fo:break-before="auto" style:column-width="51.35mm"/>
    </style:style>
    <style:style style:name="co44" style:family="table-column">
      <style:table-column-properties fo:break-before="auto" style:column-width="83.68mm"/>
    </style:style>
    <style:style style:name="co45" style:family="table-column">
      <style:table-column-properties fo:break-before="auto" style:column-width="38.06mm"/>
    </style:style>
    <style:style style:name="co46" style:family="table-column">
      <style:table-column-properties fo:break-before="auto" style:column-width="14.23mm"/>
    </style:style>
    <style:style style:name="co47" style:family="table-column">
      <style:table-column-properties fo:break-before="auto" style:column-width="22.07mm"/>
    </style:style>
    <style:style style:name="co48" style:family="table-column">
      <style:table-column-properties fo:break-before="auto" style:column-width="31.94mm"/>
    </style:style>
    <style:style style:name="co49" style:family="table-column">
      <style:table-column-properties fo:break-before="auto" style:column-width="26.49mm"/>
    </style:style>
    <style:style style:name="co50" style:family="table-column">
      <style:table-column-properties fo:break-before="auto" style:column-width="2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position="" style:font-name="Arial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text-position="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color="#000000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99pt solid #666666"/>
      <style:paragraph-properties fo:text-align="center" fo:margin-left="0mm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fo:color="#000000" style:text-position="" style:font-name="Ari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f4f4d2" style:text-align-source="fix" style:repeat-content="false" fo:border="0.99pt solid #666666"/>
      <style:paragraph-properties fo:text-align="center" fo:margin-left="0mm"/>
      <style:text-properties fo:color="#000000" style:text-position="" style:font-name="Arial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99pt solid #666666"/>
      <style:paragraph-properties fo:text-align="end" fo:margin-left="0mm"/>
      <style:text-properties fo:color="#000000" style:text-position="" style:font-name="Arial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color="#000000" style:text-position=""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f4f4d2" style:text-align-source="fix" style:repeat-content="false" fo:border="0.06pt solid #000000"/>
      <style:paragraph-properties fo:text-align="center" fo:margin-left="0mm"/>
      <style:text-properties fo:color="#000000" style:text-position="" style:font-name="Arial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="0.99pt solid #666666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text-position="" style:font-name="Arial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47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text-position=""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/>
    </style:style>
    <style:style style:name="ce51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order="0.06pt solid #666666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9999" style:text-align-source="fix" style:repeat-content="false" fo:border="0.06pt solid #666666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ackground-color="#f5f5bc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order="0.06pt solid #000000"/>
      <style:text-properties style:text-position=""/>
    </style:style>
    <style:style style:name="ce68" style:family="table-cell" style:parent-style-name="Default">
      <style:table-cell-properties fo:background-color="#ffff99" style:text-align-source="fix" style:repeat-content="false" fo:border="0.99pt solid #808080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b584" style:text-align-source="fix" style:repeat-content="false" fo:border="0.99pt solid #808080"/>
      <style:paragraph-properties fo:text-align="center" fo:margin-left="0mm"/>
      <style:text-properties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arial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99pt solid #808080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4" style:family="table-cell" style:parent-style-name="Default">
      <style:table-cell-properties fo:background-color="#f5f5bc" style:text-align-source="fix" style:repeat-content="false" fo:border="0.99pt solid #808080"/>
      <style:paragraph-properties fo:text-align="center" fo:margin-left="0mm"/>
      <style:text-properties style:text-position="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6" style:family="table-cell" style:parent-style-name="Default">
      <style:table-cell-properties fo:background-color="#ffb584" style:text-align-source="fix" style:repeat-content="false" fo:border="0.99pt solid #80808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77" style:family="table-cell" style:parent-style-name="Defaul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able-cell-properties fo:background-color="#f4f4d2"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fo:background-color="#eeeeee" style:text-align-source="fix" style:repeat-content="false" fo:border="0.99pt solid #666666"/>
      <style:paragraph-properties fo:text-align="end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ext-properties fo:color="#000000" style:font-name="Arial" fo:font-weight="bold" style:font-weight-asian="bold" style:font-weight-complex="bold"/>
    </style:style>
    <style:style style:name="ce81" style:family="table-cell" style:parent-style-name="Default">
      <style:table-cell-properties fo:background-color="#f4f4d2"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border="0.99pt solid #666666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/>
    </style:style>
    <style:style style:name="ce86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91" style:family="table-cell" style:parent-style-name="Default">
      <style:text-properties fo:color="#000000" style:font-name="Ari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="none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1" fo:font-size="10pt" fo:font-style="normal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0pt" style:font-size-asian="10pt" style:font-size-complex="10pt"/>
    </style:style>
    <style:style style:name="ce106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107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108" style:family="table-cell" style:parent-style-name="Default">
      <style:text-properties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ackground-color="#ccff00"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127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</style:style>
    <style:style style:name="ce128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 fo:border="0.06pt solid #666666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9999" style:text-align-source="fix" style:repeat-content="false" fo:border="0.06pt solid #666666"/>
      <style:paragraph-properties fo:text-align="center" fo:margin-left="0mm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5f5bc" style:text-align-source="fix" style:repeat-content="false" fo:border="0.06pt solid #000000"/>
      <style:paragraph-properties fo:text-align="center" fo:margin-left="0mm"/>
    </style:style>
    <style:style style:name="ce143" style:family="table-cell" style:parent-style-name="Default">
      <style:table-cell-properties fo:border="0.06pt solid #000000"/>
    </style:style>
    <style:style style:name="ce144" style:family="table-cell" style:parent-style-name="Default">
      <style:table-cell-properties fo:background-color="#ffff99" style:text-align-source="fix" style:repeat-content="false" fo:border="0.99pt solid #808080"/>
      <style:paragraph-properties fo:text-align="center" fo:margin-left="0mm"/>
    </style:style>
    <style:style style:name="ce145" style:family="table-cell" style:parent-style-name="Default">
      <style:table-cell-properties fo:background-color="#ffb584" style:text-align-source="fix" style:repeat-content="false" fo:border="0.99pt solid #808080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order="0.99pt solid #808080"/>
      <style:paragraph-properties fo:text-align="center" fo:margin-left="0mm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fo:background-color="#f5f5bc" style:text-align-source="fix" style:repeat-content="false" fo:border="0.99pt solid #808080"/>
      <style:paragraph-properties fo:text-align="center" fo:margin-left="0mm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2" style:family="table-cell" style:parent-style-name="Default">
      <style:table-cell-properties fo:background-color="#ffb584" style:text-align-source="fix" style:repeat-content="false" fo:border="0.99pt solid #80808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GERAL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7"/>
        <table:table-column table:style-name="co5" table:number-columns-repeated="6" table:default-cell-style-name="ce13"/>
        <table:table-column table:style-name="co5" table:default-cell-style-name="ce19"/>
        <table:table-column table:style-name="co5" table:number-columns-repeated="1013" table:default-cell-style-name="ce1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NSTANTE</text:p>
          </table:table-cell>
          <table:table-cell table:style-name="ce2" office:value-type="string" calcext:value-type="string">
            <text:p>DESCRIÇÃO</text:p>
          </table:table-cell>
          <table:table-cell table:style-name="ce13"/>
          <table:table-cell table:style-name="ce15" table:number-columns-repeated="13"/>
          <table:table-cell table:number-columns-repeated="1007"/>
        </table:table-row>
        <table:table-row table:style-name="ro1">
          <table:table-cell table:style-name="ce3" office:value-type="string" calcext:value-type="string">
            <text:p>COMMERCIAL</text:p>
          </table:table-cell>
          <table:table-cell table:style-name="ce8" office:value-type="string" calcext:value-type="string">
            <text:p>ROLE_PLATFORM_COMMERCIAL</text:p>
          </table:table-cell>
          <table:table-cell table:style-name="ce14"/>
          <table:table-cell table:style-name="ce15" table:number-columns-repeated="14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INANCIAL</text:p>
          </table:table-cell>
          <table:table-cell table:style-name="ce8" office:value-type="string" calcext:value-type="string">
            <text:p>ROLE_PLATFORM_FINANCIAL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AFTER_SALES</text:p>
          </table:table-cell>
          <table:table-cell table:style-name="ce8" office:value-type="string" calcext:value-type="string">
            <text:p>ROLE_PLATFORM_AFTER_SALES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EXPANSE</text:p>
          </table:table-cell>
          <table:table-cell table:style-name="ce8" office:value-type="string" calcext:value-type="string">
            <text:p>ROLE_PLATFORM_EXPANSE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LOGISTIC</text:p>
          </table:table-cell>
          <table:table-cell table:style-name="ce8" office:value-type="string" calcext:value-type="string">
            <text:p>ROLE_PLATFORM_LOGISTIC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FINANCING</text:p>
          </table:table-cell>
          <table:table-cell table:style-name="ce8" office:value-type="string" calcext:value-type="string">
            <text:p>ROLE_PLATFORM_FINANCING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BILLING</text:p>
          </table:table-cell>
          <table:table-cell table:style-name="ce8" office:value-type="string" calcext:value-type="string">
            <text:p>ROLE_PLATFORM_BILLING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EXPEDITION</text:p>
          </table:table-cell>
          <table:table-cell table:style-name="ce8" office:value-type="string" calcext:value-type="string">
            <text:p>ROLE_PLATFORM_EXPEDITION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ACCOUNT</text:p>
          </table:table-cell>
          <table:table-cell table:style-name="ce8" office:value-type="string" calcext:value-type="string">
            <text:p>Contas Integrador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15" table:number-columns-repeated="15"/>
          <table:table-cell table:number-columns-repeated="1007"/>
        </table:table-row>
        <table:table-row table:style-name="ro1" table:number-rows-repeated="2">
          <table:table-cell table:style-name="ce4"/>
          <table:table-cell table:style-name="ce9"/>
          <table:table-cell table:style-name="ce15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CONSTANT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DESCRIÇÃO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BUILDING</text:p>
          </table:table-cell>
          <table:table-cell table:style-name="ce10" office:value-type="string" calcext:value-type="string">
            <text:p>STATUS_BUILDING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string" calcext:value-type="string">
            <text:p>Order opened, but not yet submitte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string" calcext:value-type="string">
            <text:p>PENDING</text:p>
          </table:table-cell>
          <table:table-cell table:style-name="ce10" office:value-type="string" calcext:value-type="string">
            <text:p>STATUS_PENDING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Order submitted, but not yet validated by user sices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string" calcext:value-type="string">
            <text:p>VALIDATED</text:p>
          </table:table-cell>
          <table:table-cell table:style-name="ce11" office:value-type="string" calcext:value-type="string">
            <text:p>STATUS_VALIDATED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string" calcext:value-type="string">
            <text:p>Order validated, waiting for integrator user actio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string" calcext:value-type="string">
            <text:p>APPROVED</text:p>
          </table:table-cell>
          <table:table-cell table:style-name="ce10" office:value-type="string" calcext:value-type="string">
            <text:p>STATUS_APPROVED</text:p>
          </table:table-cell>
          <table:table-cell table:style-name="ce14" office:value-type="float" office:value="3" calcext:value-type="float">
            <text:p>3</text:p>
          </table:table-cell>
          <table:table-cell table:style-name="ce8" office:value-type="string" calcext:value-type="string">
            <text:p>Order approved, awaiting payment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REJECTED</text:p>
          </table:table-cell>
          <table:table-cell table:style-name="ce10" office:value-type="string" calcext:value-type="string">
            <text:p>STATUS_REJECTED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string" calcext:value-type="string">
            <text:p>Order rejected, actions clos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10" office:value-type="string" calcext:value-type="string">
            <text:p>STATUS_DONE</text:p>
          </table:table-cell>
          <table:table-cell table:style-name="ce14" office:value-type="float" office:value="5" calcext:value-type="float">
            <text:p>5</text:p>
          </table:table-cell>
          <table:table-cell table:style-name="ce8" office:value-type="string" calcext:value-type="string">
            <text:p>Order done, payment confirm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INSERTED</text:p>
          </table:table-cell>
          <table:table-cell table:style-name="ce10" office:value-type="string" calcext:value-type="string">
            <text:p>STATUS_INSERTED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string" calcext:value-type="string">
            <text:p>Order inserted on CRM (Protheus)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AVAILABLE</text:p>
          </table:table-cell>
          <table:table-cell table:style-name="ce10" office:value-type="string" calcext:value-type="string">
            <text:p>STATUS_AVAILABLE</text:p>
          </table:table-cell>
          <table:table-cell table:style-name="ce14" office:value-type="float" office:value="7" calcext:value-type="float">
            <text:p>7</text:p>
          </table:table-cell>
          <table:table-cell table:style-name="ce8" office:value-type="string" calcext:value-type="string">
            <text:p>Product available for delivery collect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COLLECTED</text:p>
          </table:table-cell>
          <table:table-cell table:style-name="ce10" office:value-type="string" calcext:value-type="string">
            <text:p>STATUS_COLLECTED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Product collected for delivery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ING</text:p>
          </table:table-cell>
          <table:table-cell table:style-name="ce10" office:value-type="string" calcext:value-type="string">
            <text:p>STATUS_DELIVERING</text:p>
          </table:table-cell>
          <table:table-cell table:style-name="ce14" office:value-type="float" office:value="9" calcext:value-type="float">
            <text:p>9</text:p>
          </table:table-cell>
          <table:table-cell table:style-name="ce8" office:value-type="string" calcext:value-type="string">
            <text:p>Product in process of delivery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ED</text:p>
          </table:table-cell>
          <table:table-cell table:style-name="ce10" office:value-type="string" calcext:value-type="string">
            <text:p>STATUS_DELIVERED</text:p>
          </table:table-cell>
          <table:table-cell table:style-name="ce14" office:value-type="float" office:value="10" calcext:value-type="float">
            <text:p>10</text:p>
          </table:table-cell>
          <table:table-cell table:style-name="ce8" office:value-type="string" calcext:value-type="string">
            <text:p>Product deliver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9"/>
          <table:table-cell table:style-name="ce15" table:number-columns-repeated="7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13"/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5" office:value-type="string" calcext:value-type="string">
            <text:p>SUB-STATUS</text:p>
          </table:table-cell>
          <table:table-cell table:style-name="ce5" office:value-type="string" calcext:value-type="string">
            <text:p>CONSTANTE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DESCRIÇÃO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DONE_CONFIRMED</text:p>
          </table:table-cell>
          <table:table-cell table:style-name="ce12" office:value-type="string" calcext:value-type="string">
            <text:p>SUBSTATUS_DONE_CONFIRMED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string" calcext:value-type="string">
            <text:p>STATUS_DONE - Confirm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DONE_RESERVED</text:p>
          </table:table-cell>
          <table:table-cell table:style-name="ce12" office:value-type="string" calcext:value-type="string">
            <text:p>SUBSTATUS_DONE_RESERVED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STATUS_DONE - Reserve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PRODUCTION</text:p>
          </table:table-cell>
          <table:table-cell table:style-name="ce12" office:value-type="string" calcext:value-type="string">
            <text:p>SUBSTATUS_INSERTED_PRODUCTION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string" calcext:value-type="string">
            <text:p>STATUS_INSERTED - In productio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RESERVED</text:p>
          </table:table-cell>
          <table:table-cell table:style-name="ce12" office:value-type="string" calcext:value-type="string">
            <text:p>SUBSTATUS_INSERTED_RESERVED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Production reserve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WAITING_MATERIAL</text:p>
          </table:table-cell>
          <table:table-cell table:style-name="ce12" office:value-type="string" calcext:value-type="string">
            <text:p>SUBSTATUS_INSERTED_WAITING_MATERIAL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Waiting material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WAITING_PAYMENT</text:p>
          </table:table-cell>
          <table:table-cell table:style-name="ce12" office:value-type="string" calcext:value-type="string">
            <text:p>SUBSTATUS_INSERTED_WAITING_PAYMENT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Waiting payment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ON_BILLING</text:p>
          </table:table-cell>
          <table:table-cell table:style-name="ce12" office:value-type="string" calcext:value-type="string">
            <text:p>SUBSTATUS_INSERTED_ON_BILLING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Waiting billing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BILLED</text:p>
          </table:table-cell>
          <table:table-cell table:style-name="ce12" office:value-type="string" calcext:value-type="string">
            <text:p>SUBSTATUS_INSERTED_BILLED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Bille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13"/>
          <table:table-cell table:style-name="ce15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" table:style-name="ta1">
        <table:table-column table:style-name="co40" table:default-cell-style-name="ce96"/>
        <table:table-column table:style-name="co41" table:default-cell-style-name="ce96"/>
        <table:table-column table:style-name="co42" table:default-cell-style-name="ce110"/>
        <table:table-column table:style-name="co43" table:default-cell-style-name="ce110"/>
        <table:table-column table:style-name="co44" table:default-cell-style-name="ce110"/>
        <table:table-column table:style-name="co45" table:default-cell-style-name="ce110"/>
        <table:table-column table:style-name="co46" table:default-cell-style-name="ce110"/>
        <table:table-column table:style-name="co47" table:default-cell-style-name="ce110"/>
        <table:table-column table:style-name="co48" table:default-cell-style-name="ce110"/>
        <table:table-column table:style-name="co49" table:default-cell-style-name="ce110"/>
        <table:table-column table:style-name="co3" table:default-cell-style-name="ce110"/>
        <table:table-column table:style-name="co50" table:default-cell-style-name="ce110"/>
        <table:table-column table:style-name="co5" table:default-cell-style-name="ce110"/>
        <table:table-column table:style-name="co5" table:default-cell-style-name="ce108"/>
        <table:table-column table:style-name="co5" table:number-columns-repeated="6" table:default-cell-style-name="ce110"/>
        <table:table-column table:style-name="co5" table:number-columns-repeated="1004" table:default-cell-style-name="ce108"/>
        <table:table-row table:style-name="ro1">
          <table:table-cell office:value-type="string" calcext:value-type="string">
            <text:p>ORIGEM:</text:p>
          </table:table-cell>
          <table:table-cell table:style-name="ce106" office:value-type="string" calcext:value-type="string">
            <text:p>-</text:p>
          </table:table-cell>
          <table:table-cell table:style-name="ce108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107" office:value-type="string" calcext:value-type="string">
            <text:p>X</text:p>
          </table:table-cell>
          <table:table-cell table:style-name="ce115" office:value-type="string" calcext:value-type="string">
            <text:p>Apenas no Wizard</text:p>
          </table:table-cell>
          <table:table-cell table:style-name="ce108" table:number-columns-repeated="9"/>
          <table:table-cell table:number-columns-repeated="1012"/>
        </table:table-row>
        <table:table-row table:style-name="ro1">
          <table:table-cell/>
          <table:table-cell table:style-name="ce108" table:number-columns-repeated="12"/>
          <table:table-cell table:number-columns-repeated="1011"/>
        </table:table-row>
        <table:table-row table:style-name="ro2">
          <table:table-cell table:style-name="ce97" office:value-type="string" calcext:value-type="string">
            <text:p>ROLE▼/STATUS<text:span text:style-name="T2">►</text:span></text:p>
          </table:table-cell>
          <table:table-cell table:style-name="ce109" office:value-type="string" calcext:value-type="string">
            <text:p>BUILDING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MASTER</text:p>
          </table:table-cell>
          <table:table-cell table:style-name="ce106" office:value-type="string" calcext:value-type="string">
            <text:p>-</text:p>
          </table:table-cell>
          <table:table-cell table:style-name="ce112"/>
          <table:table-cell table:style-name="ce115" office:value-type="string" calcext:value-type="string">
            <text:p>Validado (Validar Orçamento)</text:p>
          </table:table-cell>
          <table:table-cell table:style-name="ce112" table:number-columns-repeated="8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ADMIN</text:p>
          </table:table-cell>
          <table:table-cell table:style-name="ce106" office:value-type="string" calcext:value-type="string">
            <text:p>-</text:p>
          </table:table-cell>
          <table:table-cell table:style-name="ce112"/>
          <table:table-cell table:style-name="ce115" office:value-type="string" calcext:value-type="string">
            <text:p>Validado (Validar Orçamento)</text:p>
          </table:table-cell>
          <table:table-cell table:style-name="ce112" table:number-columns-repeated="8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COMMERCIAL</text:p>
          </table:table-cell>
          <table:table-cell table:style-name="ce106" office:value-type="string" calcext:value-type="string">
            <text:p>-</text:p>
          </table:table-cell>
          <table:table-cell table:style-name="ce112"/>
          <table:table-cell table:style-name="ce115" office:value-type="string" calcext:value-type="string">
            <text:p>Validado (Validar Orçamento)</text:p>
          </table:table-cell>
          <table:table-cell table:style-name="ce112" table:number-columns-repeated="8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FINANCIAL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10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AFTER_SALES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10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EXPANSE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10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LOGISTIC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10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FINANCING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10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BILLING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10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EXPEDITION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10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ACCOUNT</text:p>
          </table:table-cell>
          <table:table-cell table:style-name="ce106" office:value-type="string" calcext:value-type="string">
            <text:p>-</text:p>
          </table:table-cell>
          <table:table-cell table:style-name="ce115" office:value-type="string" calcext:value-type="string">
            <text:p>Validado (Enviar solicitação para SICES)</text:p>
          </table:table-cell>
          <table:table-cell table:style-name="ce112" table:number-columns-repeated="9"/>
          <table:table-cell table:style-name="ce108"/>
          <table:table-cell table:number-columns-repeated="1011"/>
        </table:table-row>
        <table:table-row table:style-name="ro1">
          <table:table-cell/>
          <table:table-cell table:style-name="ce110"/>
          <table:table-cell table:number-columns-repeated="10"/>
          <table:table-cell table:style-name="ce108"/>
          <table:table-cell table:number-columns-repeated="1011"/>
        </table:table-row>
        <table:table-row table:style-name="ro2">
          <table:table-cell table:style-name="ce97" office:value-type="string" calcext:value-type="string">
            <text:p>ROLE▼/STATUS<text:span text:style-name="T2">►</text:span></text:p>
          </table:table-cell>
          <table:table-cell table:style-name="ce111" office:value-type="string" calcext:value-type="string">
            <text:p>BUILDING</text:p>
          </table:table-cell>
          <table:table-cell table:style-name="ce109"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table:style-name="ce111" office:value-type="string" calcext:value-type="string">
            <text:p>APPROVED</text:p>
          </table:table-cell>
          <table:table-cell table:style-name="ce111"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MASTER</text:p>
          </table:table-cell>
          <table:table-cell table:style-name="ce107" office:value-type="string" calcext:value-type="string">
            <text:p>X</text:p>
          </table:table-cell>
          <table:table-cell table:style-name="ce106" office:value-type="string" calcext:value-type="string">
            <text:p>-</text:p>
          </table:table-cell>
          <table:table-cell table:style-name="ce115" office:value-type="string" calcext:value-type="string">
            <text:p>Validado (Validar Orçamento)</text:p>
          </table:table-cell>
          <table:table-cell table:style-name="ce112"/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ADMIN</text:p>
          </table:table-cell>
          <table:table-cell table:style-name="ce107" office:value-type="string" calcext:value-type="string">
            <text:p>X</text:p>
          </table:table-cell>
          <table:table-cell table:style-name="ce106" office:value-type="string" calcext:value-type="string">
            <text:p>-</text:p>
          </table:table-cell>
          <table:table-cell table:style-name="ce115" office:value-type="string" calcext:value-type="string">
            <text:p>Validado (Validar Orçamento)</text:p>
          </table:table-cell>
          <table:table-cell table:style-name="ce112"/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COMMERCIAL</text:p>
          </table:table-cell>
          <table:table-cell table:style-name="ce107" office:value-type="string" calcext:value-type="string">
            <text:p>X</text:p>
          </table:table-cell>
          <table:table-cell table:style-name="ce106" office:value-type="string" calcext:value-type="string">
            <text:p>-</text:p>
          </table:table-cell>
          <table:table-cell table:style-name="ce115" office:value-type="string" calcext:value-type="string">
            <text:p>Validado (Validar Orçamento)</text:p>
          </table:table-cell>
          <table:table-cell table:style-name="ce112"/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FINANCIAL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9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AFTER_SALES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9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EXPANSE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9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LOGISTIC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9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FINANCING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9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BILLING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9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EXPEDITION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9"/>
          <table:table-cell table:style-name="ce108"/>
          <table:table-cell table:number-columns-repeated="1011"/>
        </table:table-row>
        <table:table-row table:style-name="ro1">
          <table:table-cell table:style-name="ce99" office:value-type="string" calcext:value-type="string">
            <text:p>ACCOUNT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9"/>
          <table:table-cell table:style-name="ce108"/>
          <table:table-cell table:number-columns-repeated="1011"/>
        </table:table-row>
        <table:table-row table:style-name="ro1">
          <table:table-cell/>
          <table:table-cell table:style-name="ce110"/>
          <table:table-cell table:number-columns-repeated="10"/>
          <table:table-cell table:style-name="ce108"/>
          <table:table-cell table:number-columns-repeated="1011"/>
        </table:table-row>
        <table:table-row table:style-name="ro2">
          <table:table-cell table:style-name="ce97" office:value-type="string" calcext:value-type="string">
            <text:p>ROLE▼/STATUS<text:span text:style-name="T2">►</text:span></text:p>
          </table:table-cell>
          <table:table-cell table:style-name="ce113" office:value-type="string" calcext:value-type="string">
            <text:p>BUILDING</text:p>
          </table:table-cell>
          <table:table-cell table:style-name="ce113" office:value-type="string" calcext:value-type="string">
            <text:p>PENDING</text:p>
          </table:table-cell>
          <table:table-cell table:style-name="ce117" office:value-type="string" calcext:value-type="string">
            <text:p>VALIDATED</text:p>
          </table:table-cell>
          <table:table-cell table:style-name="ce113" office:value-type="string" calcext:value-type="string">
            <text:p>APPROVED</text:p>
          </table:table-cell>
          <table:table-cell table:style-name="ce113" office:value-type="string" calcext:value-type="string">
            <text:p>REJECTED</text:p>
          </table:table-cell>
          <table:table-cell table:style-name="ce119" office:value-type="string" calcext:value-type="string">
            <text:p>DONE</text:p>
          </table:table-cell>
          <table:table-cell table:style-name="ce113" office:value-type="string" calcext:value-type="string">
            <text:p>INSERTED</text:p>
          </table:table-cell>
          <table:table-cell table:style-name="ce119" office:value-type="string" calcext:value-type="string">
            <text:p>AVAILABLE</text:p>
          </table:table-cell>
          <table:table-cell table:style-name="ce119" office:value-type="string" calcext:value-type="string">
            <text:p>COLLECTED</text:p>
          </table:table-cell>
          <table:table-cell table:style-name="ce119" office:value-type="string" calcext:value-type="string">
            <text:p>DELIVERING</text:p>
          </table:table-cell>
          <table:table-cell table:style-name="ce119" office:value-type="string" calcext:value-type="string">
            <text:p>DELIVERED</text:p>
          </table:table-cell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MASTER</text:p>
          </table:table-cell>
          <table:table-cell table:style-name="ce112"/>
          <table:table-cell table:style-name="ce107" office:value-type="string" calcext:value-type="string">
            <text:p>Remover Validação</text:p>
          </table:table-cell>
          <table:table-cell table:style-name="ce106" office:value-type="string" calcext:value-type="string">
            <text:p>-</text:p>
          </table:table-cell>
          <table:table-cell table:style-name="ce112"/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ADMIN</text:p>
          </table:table-cell>
          <table:table-cell table:style-name="ce112"/>
          <table:table-cell table:style-name="ce107" office:value-type="string" calcext:value-type="string">
            <text:p>Remover Validação</text:p>
          </table:table-cell>
          <table:table-cell table:style-name="ce106" office:value-type="string" calcext:value-type="string">
            <text:p>-</text:p>
          </table:table-cell>
          <table:table-cell table:style-name="ce112"/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number-columns-repeated="1011"/>
        </table:table-row>
        <table:table-row table:style-name="ro1">
          <table:table-cell table:style-name="ce100" office:value-type="string" calcext:value-type="string">
            <text:p>COMMERCIAL</text:p>
          </table:table-cell>
          <table:table-cell table:style-name="ce112"/>
          <table:table-cell table:style-name="ce107" office:value-type="string" calcext:value-type="string">
            <text:p>Remover Validação</text:p>
          </table:table-cell>
          <table:table-cell table:style-name="ce106" office:value-type="string" calcext:value-type="string">
            <text:p>-</text:p>
          </table:table-cell>
          <table:table-cell table:style-name="ce112"/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style-name="ce120"/>
          <table:table-cell table:style-name="ce108" table:number-columns-repeated="6"/>
          <table:table-cell table:number-columns-repeated="2"/>
          <table:table-cell table:style-name="ce121" table:number-columns-repeated="2"/>
          <table:table-cell table:style-name="ce120" table:number-columns-repeated="1000"/>
        </table:table-row>
        <table:table-row table:style-name="ro1">
          <table:table-cell table:style-name="ce101" office:value-type="string" calcext:value-type="string">
            <text:p>FINANCIAL</text:p>
          </table:table-cell>
          <table:table-cell table:style-name="ce112" table:number-columns-repeated="2"/>
          <table:table-cell table:style-name="ce106" office:value-type="string" calcext:value-type="string">
            <text:p>-</text:p>
          </table:table-cell>
          <table:table-cell table:style-name="ce112" table:number-columns-repeated="8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1" office:value-type="string" calcext:value-type="string">
            <text:p>AFTER_SALES</text:p>
          </table:table-cell>
          <table:table-cell table:style-name="ce112" table:number-columns-repeated="2"/>
          <table:table-cell table:style-name="ce106" office:value-type="string" calcext:value-type="string">
            <text:p>-</text:p>
          </table:table-cell>
          <table:table-cell table:style-name="ce112" table:number-columns-repeated="8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1" office:value-type="string" calcext:value-type="string">
            <text:p>EXPANSE</text:p>
          </table:table-cell>
          <table:table-cell table:style-name="ce112"/>
          <table:table-cell table:style-name="ce107" office:value-type="string" calcext:value-type="string">
            <text:p>Remover Validação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8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1" office:value-type="string" calcext:value-type="string">
            <text:p>LOGISTIC</text:p>
          </table:table-cell>
          <table:table-cell table:style-name="ce112" table:number-columns-repeated="2"/>
          <table:table-cell table:style-name="ce106" office:value-type="string" calcext:value-type="string">
            <text:p>-</text:p>
          </table:table-cell>
          <table:table-cell table:style-name="ce112" table:number-columns-repeated="8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1" office:value-type="string" calcext:value-type="string">
            <text:p>FINANCING</text:p>
          </table:table-cell>
          <table:table-cell table:style-name="ce112" table:number-columns-repeated="2"/>
          <table:table-cell table:style-name="ce106" office:value-type="string" calcext:value-type="string">
            <text:p>-</text:p>
          </table:table-cell>
          <table:table-cell table:style-name="ce112" table:number-columns-repeated="8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1" office:value-type="string" calcext:value-type="string">
            <text:p>BILLING</text:p>
          </table:table-cell>
          <table:table-cell table:style-name="ce112" table:number-columns-repeated="2"/>
          <table:table-cell table:style-name="ce106" office:value-type="string" calcext:value-type="string">
            <text:p>-</text:p>
          </table:table-cell>
          <table:table-cell table:style-name="ce112" table:number-columns-repeated="8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1" office:value-type="string" calcext:value-type="string">
            <text:p>EXPEDITION</text:p>
          </table:table-cell>
          <table:table-cell table:style-name="ce112" table:number-columns-repeated="2"/>
          <table:table-cell table:style-name="ce106" office:value-type="string" calcext:value-type="string">
            <text:p>-</text:p>
          </table:table-cell>
          <table:table-cell table:style-name="ce112" table:number-columns-repeated="8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98" office:value-type="string" calcext:value-type="string">
            <text:p>ACCOUNT</text:p>
          </table:table-cell>
          <table:table-cell table:style-name="ce107" office:value-type="string" calcext:value-type="string">
            <text:p>X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07" office:value-type="string" calcext:value-type="string">
            <text:p>Aprovar Orçamento (Aprovar e gerar pró-forma)</text:p>
          </table:table-cell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2"/>
          <table:table-cell table:style-name="ce114" table:number-columns-repeated="11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2">
          <table:table-cell table:style-name="ce97" office:value-type="string" calcext:value-type="string">
            <text:p>ROLE▼/STATUS<text:span text:style-name="T2">►</text:span></text:p>
          </table:table-cell>
          <table:table-cell table:style-name="ce113" office:value-type="string" calcext:value-type="string">
            <text:p>BUILDING</text:p>
          </table:table-cell>
          <table:table-cell table:style-name="ce113" office:value-type="string" calcext:value-type="string">
            <text:p>PENDING</text:p>
          </table:table-cell>
          <table:table-cell table:style-name="ce113" office:value-type="string" calcext:value-type="string">
            <text:p>VALIDATED</text:p>
          </table:table-cell>
          <table:table-cell table:style-name="ce117" office:value-type="string" calcext:value-type="string">
            <text:p>APPROVED</text:p>
          </table:table-cell>
          <table:table-cell table:style-name="ce113" office:value-type="string" calcext:value-type="string">
            <text:p>REJECTED</text:p>
          </table:table-cell>
          <table:table-cell table:style-name="ce119" office:value-type="string" calcext:value-type="string">
            <text:p>DONE</text:p>
          </table:table-cell>
          <table:table-cell table:style-name="ce113" office:value-type="string" calcext:value-type="string">
            <text:p>INSERTED</text:p>
          </table:table-cell>
          <table:table-cell table:style-name="ce119" office:value-type="string" calcext:value-type="string">
            <text:p>AVAILABLE</text:p>
          </table:table-cell>
          <table:table-cell table:style-name="ce119" office:value-type="string" calcext:value-type="string">
            <text:p>COLLECTED</text:p>
          </table:table-cell>
          <table:table-cell table:style-name="ce119" office:value-type="string" calcext:value-type="string">
            <text:p>DELIVERING</text:p>
          </table:table-cell>
          <table:table-cell table:style-name="ce119" office:value-type="string" calcext:value-type="string">
            <text:p>DELIVERED</text:p>
          </table:table-cell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98" office:value-type="string" calcext:value-type="string">
            <text:p>MASTER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98" office:value-type="string" calcext:value-type="string">
            <text:p>ADMIN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0" office:value-type="string" calcext:value-type="string">
            <text:p>COMMERCIAL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07" office:value-type="string" calcext:value-type="string">
            <text:p>Cancelar Orçamento</text:p>
          </table:table-cell>
          <table:table-cell table:style-name="ce112" table:number-columns-repeated="6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0" office:value-type="string" calcext:value-type="string">
            <text:p>FINANCIAL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07" office:value-type="string" calcext:value-type="string">
            <text:p>Cancelar Orçamento</text:p>
          </table:table-cell>
          <table:table-cell table:style-name="ce107" office:value-type="string" calcext:value-type="string">
            <text:p>&gt;</text:p>
          </table:table-cell>
          <table:table-cell table:style-name="ce112" table:number-columns-repeated="5"/>
          <table:table-cell table:style-name="ce108"/>
          <table:table-cell table:style-name="ce120"/>
          <table:table-cell table:style-name="ce114" table:number-columns-repeated="6"/>
          <table:table-cell table:style-name="ce120" table:number-columns-repeated="1004"/>
        </table:table-row>
        <table:table-row table:style-name="ro1">
          <table:table-cell table:style-name="ce101" office:value-type="string" calcext:value-type="string">
            <text:p>AFTER_SALES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12" table:number-columns-repeated="7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EXPANSE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12" table:number-columns-repeated="7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LOGISTIC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12" table:number-columns-repeated="7"/>
          <table:table-cell table:style-name="ce108"/>
          <table:table-cell table:number-columns-repeated="1011"/>
        </table:table-row>
        <table:table-row table:style-name="ro1">
          <table:table-cell table:style-name="ce100" office:value-type="string" calcext:value-type="string">
            <text:p>FINANCING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07" office:value-type="string" calcext:value-type="string">
            <text:p>Cancelar Orçamento</text:p>
          </table:table-cell>
          <table:table-cell table:style-name="ce107" office:value-type="string" calcext:value-type="string">
            <text:p>&gt;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BILLING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12" table:number-columns-repeated="7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EXPEDITION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12" table:number-columns-repeated="7"/>
          <table:table-cell table:style-name="ce108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12" table:number-columns-repeated="7"/>
          <table:table-cell table:style-name="ce108"/>
          <table:table-cell table:number-columns-repeated="1011"/>
        </table:table-row>
        <table:table-row table:style-name="ro1">
          <table:table-cell/>
          <table:table-cell table:style-name="ce110"/>
          <table:table-cell table:number-columns-repeated="10"/>
          <table:table-cell table:style-name="ce108"/>
          <table:table-cell table:number-columns-repeated="1011"/>
        </table:table-row>
        <table:table-row table:style-name="ro2">
          <table:table-cell table:style-name="ce97" office:value-type="string" calcext:value-type="string">
            <text:p>ROLE▼/STATUS<text:span text:style-name="T2">►</text:span></text:p>
          </table:table-cell>
          <table:table-cell table:style-name="ce113" office:value-type="string" calcext:value-type="string">
            <text:p>BUILDING</text:p>
          </table:table-cell>
          <table:table-cell table:style-name="ce113" office:value-type="string" calcext:value-type="string">
            <text:p>PENDING</text:p>
          </table:table-cell>
          <table:table-cell table:style-name="ce113" office:value-type="string" calcext:value-type="string">
            <text:p>VALIDATED</text:p>
          </table:table-cell>
          <table:table-cell table:style-name="ce113" office:value-type="string" calcext:value-type="string">
            <text:p>APPROVED</text:p>
          </table:table-cell>
          <table:table-cell table:style-name="ce113" office:value-type="string" calcext:value-type="string">
            <text:p>REJECTED</text:p>
          </table:table-cell>
          <table:table-cell table:style-name="ce117" office:value-type="string" calcext:value-type="string">
            <text:p>DONE</text:p>
          </table:table-cell>
          <table:table-cell table:style-name="ce113" office:value-type="string" calcext:value-type="string">
            <text:p>INSERTED</text:p>
          </table:table-cell>
          <table:table-cell table:style-name="ce119" office:value-type="string" calcext:value-type="string">
            <text:p>AVAILABLE</text:p>
          </table:table-cell>
          <table:table-cell table:style-name="ce119" office:value-type="string" calcext:value-type="string">
            <text:p>COLLECTED</text:p>
          </table:table-cell>
          <table:table-cell table:style-name="ce119" office:value-type="string" calcext:value-type="string">
            <text:p>DELIVERING</text:p>
          </table:table-cell>
          <table:table-cell table:style-name="ce119" office:value-type="string" calcext:value-type="string">
            <text:p>DELIVERED</text:p>
          </table:table-cell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MASTER</text:p>
          </table:table-cell>
          <table:table-cell table:style-name="ce112" table:number-columns-repeated="4"/>
          <table:table-cell table:style-name="ce107" office:value-type="string" calcext:value-type="string">
            <text:p>Cancelar Orçamento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ADMIN</text:p>
          </table:table-cell>
          <table:table-cell table:style-name="ce112" table:number-columns-repeated="4"/>
          <table:table-cell table:style-name="ce107" office:value-type="string" calcext:value-type="string">
            <text:p>Cancelar Orçamento</text:p>
          </table:table-cell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COMMERCIAL</text:p>
          </table:table-cell>
          <table:table-cell table:style-name="ce112" table:number-columns-repeated="5"/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table:style-name="ce100" office:value-type="string" calcext:value-type="string">
            <text:p>FINANCIAL</text:p>
          </table:table-cell>
          <table:table-cell table:style-name="ce112" table:number-columns-repeated="3"/>
          <table:table-cell table:style-name="ce107" office:value-type="string" calcext:value-type="string">
            <text:p>Remover Confirmação (Cancelar Confirmação)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table:style-name="ce100" office:value-type="string" calcext:value-type="string">
            <text:p>AFTER_SALES</text:p>
          </table:table-cell>
          <table:table-cell table:style-name="ce112" table:number-columns-repeated="5"/>
          <table:table-cell table:style-name="ce106" office:value-type="string" calcext:value-type="string">
            <text:p>-</text:p>
          </table:table-cell>
          <table:table-cell table:style-name="ce107" office:value-type="string" calcext:value-type="string">
            <text:p>&gt;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EXPANSE</text:p>
          </table:table-cell>
          <table:table-cell table:style-name="ce112" table:number-columns-repeated="5"/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LOGISTIC</text:p>
          </table:table-cell>
          <table:table-cell table:style-name="ce112" table:number-columns-repeated="5"/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table:style-name="ce100" office:value-type="string" calcext:value-type="string">
            <text:p>FINANCING</text:p>
          </table:table-cell>
          <table:table-cell table:style-name="ce112" table:number-columns-repeated="3"/>
          <table:table-cell table:style-name="ce107" office:value-type="string" calcext:value-type="string">
            <text:p>Remover Confirmação (Cancelar Confirmação)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BILLING</text:p>
          </table:table-cell>
          <table:table-cell table:style-name="ce112" table:number-columns-repeated="5"/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EXPEDITION</text:p>
          </table:table-cell>
          <table:table-cell table:style-name="ce112" table:number-columns-repeated="5"/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112" table:number-columns-repeated="5"/>
          <table:table-cell table:style-name="ce106" office:value-type="string" calcext:value-type="string">
            <text:p>-</text:p>
          </table:table-cell>
          <table:table-cell table:style-name="ce112" table:number-columns-repeated="5"/>
          <table:table-cell table:style-name="ce108"/>
          <table:table-cell table:number-columns-repeated="1011"/>
        </table:table-row>
        <table:table-row table:style-name="ro1">
          <table:table-cell/>
          <table:table-cell table:style-name="ce110"/>
          <table:table-cell table:number-columns-repeated="10"/>
          <table:table-cell table:style-name="ce108"/>
          <table:table-cell table:number-columns-repeated="1011"/>
        </table:table-row>
        <table:table-row table:style-name="ro2">
          <table:table-cell table:style-name="ce97" office:value-type="string" calcext:value-type="string">
            <text:p>ROLE▼/STATUS<text:span text:style-name="T2">►</text:span></text:p>
          </table:table-cell>
          <table:table-cell table:style-name="ce113" office:value-type="string" calcext:value-type="string">
            <text:p>BUILDING</text:p>
          </table:table-cell>
          <table:table-cell table:style-name="ce113" office:value-type="string" calcext:value-type="string">
            <text:p>PENDING</text:p>
          </table:table-cell>
          <table:table-cell table:style-name="ce113" office:value-type="string" calcext:value-type="string">
            <text:p>VALIDATED</text:p>
          </table:table-cell>
          <table:table-cell table:style-name="ce113" office:value-type="string" calcext:value-type="string">
            <text:p>APPROVED</text:p>
          </table:table-cell>
          <table:table-cell table:style-name="ce113" office:value-type="string" calcext:value-type="string">
            <text:p>REJECTED</text:p>
          </table:table-cell>
          <table:table-cell table:style-name="ce113" office:value-type="string" calcext:value-type="string">
            <text:p>DONE</text:p>
          </table:table-cell>
          <table:table-cell table:style-name="ce117" office:value-type="string" calcext:value-type="string">
            <text:p>INSERTED</text:p>
          </table:table-cell>
          <table:table-cell table:style-name="ce119" office:value-type="string" calcext:value-type="string">
            <text:p>AVAILABLE</text:p>
          </table:table-cell>
          <table:table-cell table:style-name="ce119" office:value-type="string" calcext:value-type="string">
            <text:p>COLLECTED</text:p>
          </table:table-cell>
          <table:table-cell table:style-name="ce119" office:value-type="string" calcext:value-type="string">
            <text:p>DELIVERING</text:p>
          </table:table-cell>
          <table:table-cell table:style-name="ce119" office:value-type="string" calcext:value-type="string">
            <text:p>DELIVERED</text:p>
          </table:table-cell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MASTER</text:p>
          </table:table-cell>
          <table:table-cell table:style-name="ce112" table:number-columns-repeated="4"/>
          <table:table-cell table:style-name="ce107" office:value-type="string" calcext:value-type="string">
            <text:p>Cancelar Orçamento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ADMIN</text:p>
          </table:table-cell>
          <table:table-cell table:style-name="ce112" table:number-columns-repeated="4"/>
          <table:table-cell table:style-name="ce107" office:value-type="string" calcext:value-type="string">
            <text:p>Cancelar Orçamento</text:p>
          </table:table-cell>
          <table:table-cell table:style-name="ce112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COMMERCIAL</text:p>
          </table:table-cell>
          <table:table-cell table:style-name="ce112" table:number-columns-repeated="6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FINANCIAL</text:p>
          </table:table-cell>
          <table:table-cell table:style-name="ce112" table:number-columns-repeated="6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AFTER_SALES</text:p>
          </table:table-cell>
          <table:table-cell table:style-name="ce112" table:number-columns-repeated="6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EXPANSE</text:p>
          </table:table-cell>
          <table:table-cell table:style-name="ce112" table:number-columns-repeated="6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LOGISTIC</text:p>
          </table:table-cell>
          <table:table-cell table:style-name="ce112" table:number-columns-repeated="6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FINANCING</text:p>
          </table:table-cell>
          <table:table-cell table:style-name="ce112" table:number-columns-repeated="6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BILLING</text:p>
          </table:table-cell>
          <table:table-cell table:style-name="ce112" table:number-columns-repeated="6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 table:style-name="ce100" office:value-type="string" calcext:value-type="string">
            <text:p>EXPEDITION</text:p>
          </table:table-cell>
          <table:table-cell table:style-name="ce112" table:number-columns-repeated="6"/>
          <table:table-cell table:style-name="ce106" office:value-type="string" calcext:value-type="string">
            <text:p>-</text:p>
          </table:table-cell>
          <table:table-cell table:style-name="ce107" office:value-type="string" calcext:value-type="string">
            <text:p>Coleta Disponível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112" table:number-columns-repeated="6"/>
          <table:table-cell table:style-name="ce106" office:value-type="string" calcext:value-type="string">
            <text:p>-</text:p>
          </table:table-cell>
          <table:table-cell table:style-name="ce112" table:number-columns-repeated="4"/>
          <table:table-cell table:style-name="ce108"/>
          <table:table-cell table:number-columns-repeated="1011"/>
        </table:table-row>
        <table:table-row table:style-name="ro1">
          <table:table-cell/>
          <table:table-cell table:style-name="ce110"/>
          <table:table-cell table:number-columns-repeated="10"/>
          <table:table-cell table:style-name="ce108"/>
          <table:table-cell table:number-columns-repeated="1011"/>
        </table:table-row>
        <table:table-row table:style-name="ro2">
          <table:table-cell table:style-name="ce97" office:value-type="string" calcext:value-type="string">
            <text:p>ROLE▼/STATUS<text:span text:style-name="T2">►</text:span></text:p>
          </table:table-cell>
          <table:table-cell table:style-name="ce113" office:value-type="string" calcext:value-type="string">
            <text:p>BUILDING</text:p>
          </table:table-cell>
          <table:table-cell table:style-name="ce113" office:value-type="string" calcext:value-type="string">
            <text:p>PENDING</text:p>
          </table:table-cell>
          <table:table-cell table:style-name="ce113" office:value-type="string" calcext:value-type="string">
            <text:p>VALIDATED</text:p>
          </table:table-cell>
          <table:table-cell table:style-name="ce113" office:value-type="string" calcext:value-type="string">
            <text:p>APPROVED</text:p>
          </table:table-cell>
          <table:table-cell table:style-name="ce113" office:value-type="string" calcext:value-type="string">
            <text:p>REJECTED</text:p>
          </table:table-cell>
          <table:table-cell table:style-name="ce113" office:value-type="string" calcext:value-type="string">
            <text:p>DONE</text:p>
          </table:table-cell>
          <table:table-cell table:style-name="ce113" office:value-type="string" calcext:value-type="string">
            <text:p>INSERTED</text:p>
          </table:table-cell>
          <table:table-cell table:style-name="ce117" office:value-type="string" calcext:value-type="string">
            <text:p>AVAILABLE</text:p>
          </table:table-cell>
          <table:table-cell table:style-name="ce119" office:value-type="string" calcext:value-type="string">
            <text:p>COLLECTED</text:p>
          </table:table-cell>
          <table:table-cell table:style-name="ce119" office:value-type="string" calcext:value-type="string">
            <text:p>DELIVERING</text:p>
          </table:table-cell>
          <table:table-cell table:style-name="ce119" office:value-type="string" calcext:value-type="string">
            <text:p>DELIVERED</text:p>
          </table:table-cell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MASTER</text:p>
          </table:table-cell>
          <table:table-cell table:style-name="ce112" table:number-columns-repeated="4"/>
          <table:table-cell table:style-name="ce107" office:value-type="string" calcext:value-type="string">
            <text:p>Cancelar Orçamento</text:p>
          </table:table-cell>
          <table:table-cell table:style-name="ce112" table:number-columns-repeated="2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ADMIN</text:p>
          </table:table-cell>
          <table:table-cell table:style-name="ce112" table:number-columns-repeated="4"/>
          <table:table-cell table:style-name="ce107" office:value-type="string" calcext:value-type="string">
            <text:p>Cancelar Orçamento</text:p>
          </table:table-cell>
          <table:table-cell table:style-name="ce112" table:number-columns-repeated="2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COMMERCIAL</text:p>
          </table:table-cell>
          <table:table-cell table:style-name="ce112" table:number-columns-repeated="7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FINANCIAL</text:p>
          </table:table-cell>
          <table:table-cell table:style-name="ce112" table:number-columns-repeated="7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AFTER_SALES</text:p>
          </table:table-cell>
          <table:table-cell table:style-name="ce112" table:number-columns-repeated="7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EXPANSE</text:p>
          </table:table-cell>
          <table:table-cell table:style-name="ce112" table:number-columns-repeated="7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LOGISTIC</text:p>
          </table:table-cell>
          <table:table-cell table:style-name="ce112" table:number-columns-repeated="7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FINANCING</text:p>
          </table:table-cell>
          <table:table-cell table:style-name="ce112" table:number-columns-repeated="7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BILLING</text:p>
          </table:table-cell>
          <table:table-cell table:style-name="ce112" table:number-columns-repeated="7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 table:style-name="ce100" office:value-type="string" calcext:value-type="string">
            <text:p>EXPEDITION</text:p>
          </table:table-cell>
          <table:table-cell table:style-name="ce112" table:number-columns-repeated="7"/>
          <table:table-cell table:style-name="ce106" office:value-type="string" calcext:value-type="string">
            <text:p>-</text:p>
          </table:table-cell>
          <table:table-cell table:style-name="ce107" office:value-type="string" calcext:value-type="string">
            <text:p>Coletado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112" table:number-columns-repeated="7"/>
          <table:table-cell table:style-name="ce106" office:value-type="string" calcext:value-type="string">
            <text:p>-</text:p>
          </table:table-cell>
          <table:table-cell table:style-name="ce112" table:number-columns-repeated="3"/>
          <table:table-cell table:style-name="ce108"/>
          <table:table-cell table:number-columns-repeated="1011"/>
        </table:table-row>
        <table:table-row table:style-name="ro1">
          <table:table-cell/>
          <table:table-cell table:style-name="ce110"/>
          <table:table-cell table:number-columns-repeated="10"/>
          <table:table-cell table:style-name="ce108"/>
          <table:table-cell table:number-columns-repeated="1011"/>
        </table:table-row>
        <table:table-row table:style-name="ro2">
          <table:table-cell table:style-name="ce97" office:value-type="string" calcext:value-type="string">
            <text:p>ROLE▼/STATUS<text:span text:style-name="T2">►</text:span></text:p>
          </table:table-cell>
          <table:table-cell table:style-name="ce113" office:value-type="string" calcext:value-type="string">
            <text:p>BUILDING</text:p>
          </table:table-cell>
          <table:table-cell table:style-name="ce113" office:value-type="string" calcext:value-type="string">
            <text:p>PENDING</text:p>
          </table:table-cell>
          <table:table-cell table:style-name="ce113" office:value-type="string" calcext:value-type="string">
            <text:p>VALIDATED</text:p>
          </table:table-cell>
          <table:table-cell table:style-name="ce113" office:value-type="string" calcext:value-type="string">
            <text:p>APPROVED</text:p>
          </table:table-cell>
          <table:table-cell table:style-name="ce113" office:value-type="string" calcext:value-type="string">
            <text:p>REJECTED</text:p>
          </table:table-cell>
          <table:table-cell table:style-name="ce113" office:value-type="string" calcext:value-type="string">
            <text:p>DONE</text:p>
          </table:table-cell>
          <table:table-cell table:style-name="ce113" office:value-type="string" calcext:value-type="string">
            <text:p>INSERTED</text:p>
          </table:table-cell>
          <table:table-cell table:style-name="ce113" office:value-type="string" calcext:value-type="string">
            <text:p>AVAILABLE</text:p>
          </table:table-cell>
          <table:table-cell table:style-name="ce117" office:value-type="string" calcext:value-type="string">
            <text:p>COLLECTED</text:p>
          </table:table-cell>
          <table:table-cell table:style-name="ce119" office:value-type="string" calcext:value-type="string">
            <text:p>DELIVERING</text:p>
          </table:table-cell>
          <table:table-cell table:style-name="ce119" office:value-type="string" calcext:value-type="string">
            <text:p>DELIVERED</text:p>
          </table:table-cell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MASTER</text:p>
          </table:table-cell>
          <table:table-cell table:style-name="ce112" table:number-columns-repeated="4"/>
          <table:table-cell table:style-name="ce107" office:value-type="string" calcext:value-type="string">
            <text:p>Cancelar Orçamento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table:style-name="ce98" office:value-type="string" calcext:value-type="string">
            <text:p>ADMIN</text:p>
          </table:table-cell>
          <table:table-cell table:style-name="ce112" table:number-columns-repeated="4"/>
          <table:table-cell table:style-name="ce107" office:value-type="string" calcext:value-type="string">
            <text:p>Cancelar Orçamento</text:p>
          </table:table-cell>
          <table:table-cell table:style-name="ce112" table:number-columns-repeated="3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COMMERCIAL</text:p>
          </table:table-cell>
          <table:table-cell table:style-name="ce112" table:number-columns-repeated="8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FINANCIAL</text:p>
          </table:table-cell>
          <table:table-cell table:style-name="ce112" table:number-columns-repeated="8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table:style-name="ce101" office:value-type="string" calcext:value-type="string">
            <text:p>AFTER_SALES</text:p>
          </table:table-cell>
          <table:table-cell table:style-name="ce112" table:number-columns-repeated="8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EXPANSE</text:p>
          </table:table-cell>
          <table:table-cell table:style-name="ce112" table:number-columns-repeated="8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LOGISTIC</text:p>
          </table:table-cell>
          <table:table-cell table:style-name="ce112" table:number-columns-repeated="8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FINANCING</text:p>
          </table:table-cell>
          <table:table-cell table:style-name="ce112" table:number-columns-repeated="8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BILLING</text:p>
          </table:table-cell>
          <table:table-cell table:style-name="ce112" table:number-columns-repeated="8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table:style-name="ce102" office:value-type="string" calcext:value-type="string">
            <text:p>EXPEDITION</text:p>
          </table:table-cell>
          <table:table-cell table:style-name="ce112" table:number-columns-repeated="8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112" table:number-columns-repeated="8"/>
          <table:table-cell table:style-name="ce106" office:value-type="string" calcext:value-type="string">
            <text:p>-</text:p>
          </table:table-cell>
          <table:table-cell table:style-name="ce112" table:number-columns-repeated="2"/>
          <table:table-cell table:style-name="ce108"/>
          <table:table-cell table:number-columns-repeated="1011"/>
        </table:table-row>
        <table:table-row table:style-name="ro1">
          <table:table-cell/>
          <table:table-cell table:style-name="ce108" table:number-columns-repeated="12"/>
          <table:table-cell table:number-columns-repeated="1011"/>
        </table:table-row>
        <table:table-row table:style-name="ro1">
          <table:table-cell table:style-name="ce103"/>
          <table:table-cell table:style-name="ce104" table:number-columns-repeated="12"/>
          <table:table-cell table:number-columns-repeated="1011"/>
        </table:table-row>
        <table:table-row table:style-name="ro1">
          <table:table-cell table:style-name="ce104" table:number-columns-repeated="3"/>
          <table:table-cell table:style-name="ce118"/>
          <table:table-cell table:style-name="ce104" table:number-columns-repeated="8"/>
          <table:table-cell table:style-name="ce116"/>
          <table:table-cell table:number-columns-repeated="1011"/>
        </table:table-row>
        <table:table-row table:style-name="ro1" table:number-rows-repeated="19">
          <table:table-cell table:style-name="ce104" table:number-columns-repeated="12"/>
          <table:table-cell table:style-name="ce116"/>
          <table:table-cell table:number-columns-repeated="1011"/>
        </table:table-row>
        <table:table-row table:style-name="ro1" table:number-rows-repeated="3">
          <table:table-cell table:style-name="ce105" table:number-columns-repeated="2"/>
          <table:table-cell table:style-name="ce116" table:number-columns-repeated="11"/>
          <table:table-cell table:number-columns-repeated="1011"/>
        </table:table-row>
        <table:table-row table:style-name="ro1">
          <table:table-cell table:style-name="ce104" table:number-columns-repeated="3"/>
          <table:table-cell table:style-name="ce118"/>
          <table:table-cell table:style-name="ce104" table:number-columns-repeated="8"/>
          <table:table-cell table:style-name="ce116"/>
          <table:table-cell table:number-columns-repeated="1011"/>
        </table:table-row>
        <table:table-row table:style-name="ro1" table:number-rows-repeated="15">
          <table:table-cell table:style-name="ce104" table:number-columns-repeated="12"/>
          <table:table-cell table:style-name="ce116"/>
          <table:table-cell table:number-columns-repeated="1011"/>
        </table:table-row>
        <table:table-row table:style-name="ro1" table:number-rows-repeated="5">
          <table:table-cell table:style-name="ce105" table:number-columns-repeated="2"/>
          <table:table-cell table:style-name="ce116" table:number-columns-repeated="11"/>
          <table:table-cell table:number-columns-repeated="101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TATUS" table:style-name="ta1">
        <table:table-column table:style-name="co17" table:default-cell-style-name="ce46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default-cell-style-name="ce54"/>
        <table:table-column table:style-name="co22" table:default-cell-style-name="ce54"/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5" table:number-columns-repeated="1014" table:default-cell-style-name="ce57"/>
        <table:table-row table:style-name="ro1">
          <table:table-cell office:value-type="string" calcext:value-type="string">
            <text:p>ORIGEM:</text:p>
          </table:table-cell>
          <table:table-cell table:style-name="ce51" office:value-type="string" calcext:value-type="string">
            <text:p>-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52" office:value-type="string" calcext:value-type="string">
            <text:p>X</text:p>
          </table:table-cell>
          <table:table-cell table:style-name="ce57" office:value-type="string" calcext:value-type="string">
            <text:p>ou</text:p>
          </table:table-cell>
          <table:table-cell table:style-name="ce60" office:value-type="string" calcext:value-type="string">
            <text:p>X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STATUS ANTERIOR:</text:p>
          </table:table-cell>
          <table:table-cell table:style-name="ce52" office:value-type="string" calcext:value-type="string">
            <text:p>Anterior</text:p>
          </table:table-cell>
          <table:table-cell table:style-name="ce57" office:value-type="string" calcext:value-type="string">
            <text:p>ou</text:p>
          </table:table-cell>
          <table:table-cell table:style-name="ce60" office:value-type="string" calcext:value-type="string">
            <text:p>Anterior</text:p>
          </table:table-cell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3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49" office:value-type="string" calcext:value-type="string">
            <text:p>FINANCIAL</text:p>
          </table:table-cell>
          <table:table-cell table:style-name="ce51" office:value-type="string" calcext:value-type="string">
            <text:p>Status APPROVED</text:p>
          </table:table-cell>
          <table:table-cell table:style-name="ce52" office:value-type="string" calcext:value-type="string">
            <text:p>Pagamento Confirmado</text:p>
          </table:table-cell>
          <table:table-cell table:style-name="ce52" office:value-type="string" calcext:value-type="string">
            <text:p>Confirmar Reserva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50" office:value-type="string" calcext:value-type="string">
            <text:p>LOGISTIC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49" office:value-type="string" calcext:value-type="string">
            <text:p>FINANCING</text:p>
          </table:table-cell>
          <table:table-cell table:style-name="ce51" office:value-type="string" calcext:value-type="string">
            <text:p>Status APPROVED</text:p>
          </table:table-cell>
          <table:table-cell table:style-name="ce52" office:value-type="string" calcext:value-type="string">
            <text:p>Pagamento Confirmado</text:p>
          </table:table-cell>
          <table:table-cell table:style-name="ce52" office:value-type="string" calcext:value-type="string">
            <text:p>Confirmar Reserva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9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49" office:value-type="string" calcext:value-type="string">
            <text:p>AFTER_SALES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/>
          <table:table-cell table:style-name="ce52" office:value-type="string" calcext:value-type="string">
            <text:p>Iniciar Produção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50" office:value-type="string" calcext:value-type="string">
            <text:p>LOGISTIC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9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49" office:value-type="string" calcext:value-type="string">
            <text:p>AFTER_SALES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/>
          <table:table-cell table:style-name="ce52" office:value-type="string" calcext:value-type="string">
            <text:p>Iniciar Produção de Reserva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50" office:value-type="string" calcext:value-type="string">
            <text:p>LOGISTIC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9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/>
          <table:table-cell table:style-name="ce52" office:value-type="string" calcext:value-type="string">
            <text:p>Aguardando Material</text:p>
          </table:table-cell>
          <table:table-cell table:style-name="ce56"/>
          <table:table-cell table:style-name="ce52" office:value-type="string" calcext:value-type="string">
            <text:p>Produção Concluída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9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2" office:value-type="string" calcext:value-type="string">
            <text:p>Aguardando Material</text:p>
          </table:table-cell>
          <table:table-cell table:style-name="ce52" office:value-type="string" calcext:value-type="string">
            <text:p>Produção Concluída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9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 table:style-name="ce56" table:number-columns-repeated="3"/>
          <table:table-cell table:style-name="ce60" office:value-type="string" calcext:value-type="string">
            <text:p>Anterior</text:p>
          </table:table-cell>
          <table:table-cell table:style-name="ce52" office:value-type="string" calcext:value-type="string">
            <text:p>Anterior</text:p>
          </table:table-cell>
          <table:table-cell table:style-name="ce51" office:value-type="string" calcext:value-type="string">
            <text:p>-</text:p>
          </table:table-cell>
          <table:table-cell table:style-name="ce52" office:value-type="string" calcext:value-type="string">
            <text:p>Produção Concluída</text:p>
          </table:table-cell>
          <table:table-cell table:style-name="ce60" office:value-type="string" calcext:value-type="string">
            <text:p>Produção Concluída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9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9" office:value-type="string" calcext:value-type="string">
            <text:p>AFTER_SALES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2" office:value-type="string" calcext:value-type="string">
            <text:p>Pagamento Confirmado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9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2" office:value-type="string" calcext:value-type="string">
            <text:p>Faturado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2" office:value-type="string" calcext:value-type="string">
            <text:p>Status AVAILABLE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ZAÇÂO" table:style-name="ta1">
        <table:table-column table:style-name="co27" table:default-cell-style-name="ce61"/>
        <table:table-column table:style-name="co28" table:default-cell-style-name="ce7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63" office:value-type="string" calcext:value-type="string" table:number-columns-spanned="3" table:number-rows-spanned="1">
            <text:p>REGRA ESPECIAL PARA BUILDING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luna:</text:p>
          </table:table-cell>
          <table:table-cell table:style-name="ce64" office:value-type="string" calcext:value-type="string" table:number-columns-spanned="2" table:number-rows-spanned="1">
            <text:p>Quem iniciou</text:p>
          </table:table-cell>
          <table:covered-table-cell table:style-name="ce73"/>
          <table:table-cell table:number-columns-repeated="9"/>
        </table:table-row>
        <table:table-row table:style-name="ro1">
          <table:table-cell office:value-type="string" calcext:value-type="string">
            <text:p>Linha:</text:p>
          </table:table-cell>
          <table:table-cell table:style-name="ce64" office:value-type="string" calcext:value-type="string" table:number-columns-spanned="2" table:number-rows-spanned="1">
            <text:p>Quem pode visualizar</text:p>
          </table:table-cell>
          <table:covered-table-cell table:style-name="ce7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65" office:value-type="string" calcext:value-type="string">
            <text:p>MASTER</text:p>
          </table:table-cell>
          <table:table-cell table:style-name="ce65" office:value-type="string" calcext:value-type="string">
            <text:p>ADMIN</text:p>
          </table:table-cell>
          <table:table-cell table:style-name="ce65" office:value-type="string" calcext:value-type="string">
            <text:p>COMMERCIAL</text:p>
          </table:table-cell>
          <table:table-cell table:style-name="ce65" office:value-type="string" calcext:value-type="string">
            <text:p>ACCO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TER</text:p>
          </table:table-cell>
          <table:table-cell table:style-name="ce66" table:number-columns-repeated="3"/>
          <table:table-cell table:style-name="ce67"/>
          <table:table-cell table:number-columns-repeated="7"/>
        </table:table-row>
        <table:table-row table:style-name="ro1">
          <table:table-cell office:value-type="string" calcext:value-type="string">
            <text:p>ADMIN</text:p>
          </table:table-cell>
          <table:table-cell table:style-name="ce66" table:number-columns-repeated="3"/>
          <table:table-cell table:style-name="ce67"/>
          <table:table-cell table:number-columns-repeated="7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67" table:number-columns-repeated="2"/>
          <table:table-cell table:style-name="ce66"/>
          <table:table-cell table:style-name="ce67"/>
          <table:table-cell table:number-columns-repeated="7"/>
        </table:table-row>
        <table:table-row table:style-name="ro1">
          <table:table-cell office:value-type="string" calcext:value-type="string">
            <text:p>ACCOUNT</text:p>
          </table:table-cell>
          <table:table-cell table:style-name="ce67" table:number-columns-repeated="3"/>
          <table:table-cell table:style-name="ce66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Visualização:</text:p>
          </table:table-cell>
          <table:table-cell table:style-name="ce68"/>
          <table:table-cell table:number-columns-repeated="10"/>
        </table:table-row>
        <table:table-row table:style-name="ro1">
          <table:table-cell table:style-name="ce62" office:value-type="string" calcext:value-type="string">
            <text:p>Regra especial:</text:p>
          </table:table-cell>
          <table:table-cell table:style-name="ce69" office:value-type="string" calcext:value-type="string">
            <text:p>Regra n°</text:p>
          </table:table-cell>
          <table:table-cell/>
          <table:table-cell table:style-name="ce75"/>
          <table:table-cell table:number-columns-repeated="8"/>
        </table:table-row>
        <table:table-row table:style-name="ro1">
          <table:table-cell table:style-name="Default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</table:table-row>
        <table:table-row table:style-name="ro1">
          <table:table-cell table:style-name="ce47" office:value-type="string" calcext:value-type="string">
            <text:p>ROLE▼/STATUS<text:span text:style-name="T1">►</text:span></text:p>
          </table:table-cell>
          <table:table-cell table:style-name="ce70" office:value-type="string" calcext:value-type="string">
            <text:p>BUILDING</text:p>
          </table:table-cell>
          <table:table-cell table:style-name="ce70" office:value-type="string" calcext:value-type="string">
            <text:p>PENDING</text:p>
          </table:table-cell>
          <table:table-cell table:style-name="ce70" office:value-type="string" calcext:value-type="string">
            <text:p>VALIDATED</text:p>
          </table:table-cell>
          <table:table-cell table:style-name="ce70" office:value-type="string" calcext:value-type="string">
            <text:p>APPROVED</text:p>
          </table:table-cell>
          <table:table-cell table:style-name="ce70" office:value-type="string" calcext:value-type="string">
            <text:p>REJECTED</text:p>
          </table:table-cell>
          <table:table-cell table:style-name="ce70" office:value-type="string" calcext:value-type="string">
            <text:p>DONE</text:p>
          </table:table-cell>
          <table:table-cell table:style-name="ce70" office:value-type="string" calcext:value-type="string">
            <text:p>INSERTED</text:p>
          </table:table-cell>
          <table:table-cell table:style-name="ce70" office:value-type="string" calcext:value-type="string">
            <text:p>AVAILABLE</text:p>
          </table:table-cell>
          <table:table-cell table:style-name="ce70" office:value-type="string" calcext:value-type="string">
            <text:p>COLLECTED</text:p>
          </table:table-cell>
          <table:table-cell table:style-name="ce70" office:value-type="string" calcext:value-type="string">
            <text:p>DELIVERING</text:p>
          </table:table-cell>
          <table:table-cell table:style-name="ce70" office:value-type="string" calcext:value-type="string">
            <text:p>DELIVERED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table:style-name="ce69" office:value-type="string" calcext:value-type="string">
            <text:p>Regra 1</text:p>
          </table:table-cell>
          <table:table-cell table:style-name="ce74" table:number-columns-repeated="10"/>
        </table:table-row>
        <table:table-row table:style-name="ro1">
          <table:table-cell office:value-type="string" calcext:value-type="string">
            <text:p>ADMIN</text:p>
          </table:table-cell>
          <table:table-cell table:style-name="ce69" office:value-type="string" calcext:value-type="string">
            <text:p>Regra 1</text:p>
          </table:table-cell>
          <table:table-cell table:style-name="ce74" table:number-columns-repeated="10"/>
        </table:table-row>
        <table:table-row table:style-name="ro1">
          <table:table-cell table:style-name="ce49" office:value-type="string" calcext:value-type="string">
            <text:p>COMMERCIAL</text:p>
          </table:table-cell>
          <table:table-cell table:style-name="ce69" office:value-type="string" calcext:value-type="string">
            <text:p>Regra 3</text:p>
          </table:table-cell>
          <table:table-cell table:style-name="ce74" table:number-columns-repeated="10"/>
        </table:table-row>
        <table:table-row table:style-name="ro1">
          <table:table-cell table:style-name="ce49" office:value-type="string" calcext:value-type="string">
            <text:p>FINANCIAL</text:p>
          </table:table-cell>
          <table:table-cell/>
          <table:table-cell table:style-name="ce71" table:number-columns-repeated="2"/>
          <table:table-cell table:style-name="ce74" table:number-columns-repeated="8"/>
        </table:table-row>
        <table:table-row table:style-name="ro1">
          <table:table-cell table:style-name="ce49" office:value-type="string" calcext:value-type="string">
            <text:p>AFTER_SALES</text:p>
          </table:table-cell>
          <table:table-cell/>
          <table:table-cell table:style-name="ce71" table:number-columns-repeated="3"/>
          <table:table-cell table:style-name="ce74" table:number-columns-repeated="7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/>
          <table:table-cell table:style-name="ce74" table:number-columns-repeated="10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/>
          <table:table-cell table:style-name="ce71" table:number-columns-repeated="5"/>
          <table:table-cell table:style-name="ce74" table:number-columns-repeated="5"/>
        </table:table-row>
        <table:table-row table:style-name="ro1">
          <table:table-cell table:style-name="ce49" office:value-type="string" calcext:value-type="string">
            <text:p>FINANCING</text:p>
          </table:table-cell>
          <table:table-cell/>
          <table:table-cell table:style-name="ce71" table:number-columns-repeated="2"/>
          <table:table-cell table:style-name="ce74" table:number-columns-repeated="8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/>
          <table:table-cell table:style-name="ce71" table:number-columns-repeated="2"/>
          <table:table-cell table:style-name="ce76" office:value-type="string" calcext:value-type="string" table:number-columns-spanned="3" table:number-rows-spanned="1">
            <text:p>Regra 2</text:p>
          </table:table-cell>
          <table:covered-table-cell table:style-name="ce71"/>
          <table:covered-table-cell/>
          <table:table-cell table:style-name="ce74" table:number-columns-repeated="5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/>
          <table:table-cell table:style-name="ce71" table:number-columns-repeated="5"/>
          <table:table-cell table:style-name="ce74" table:number-columns-repeated="5"/>
        </table:table-row>
        <table:table-row table:style-name="ro1">
          <table:table-cell office:value-type="string" calcext:value-type="string">
            <text:p>ACCOUNT</text:p>
          </table:table-cell>
          <table:table-cell table:style-name="ce69" office:value-type="string" calcext:value-type="string">
            <text:p>Regra 4</text:p>
          </table:table-cell>
          <table:table-cell table:style-name="ce74" table:number-columns-repeated="10"/>
        </table:table-row>
        <table:table-row table:style-name="ro1">
          <table:table-cell table:style-name="ce57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Regra 1:</text:p>
          </table:table-cell>
          <table:table-cell table:style-name="ce72" office:value-type="string" calcext:value-type="string" table:number-columns-spanned="7" table:number-rows-spanned="1">
            <text:p>se(PreviousStatus == null e source == (MesmaOrigem) ou statusAnterior != null)</text:p>
          </table:table-cell>
          <table:covered-table-cell table:number-columns-repeated="6" table:style-name="ce57"/>
          <table:table-cell table:number-columns-repeated="4"/>
        </table:table-row>
        <table:table-row table:style-name="ro1">
          <table:table-cell office:value-type="string" calcext:value-type="string">
            <text:p>Regra 2:</text:p>
          </table:table-cell>
          <table:table-cell table:style-name="ce72" office:value-type="string" calcext:value-type="string" table:number-columns-spanned="7" table:number-rows-spanned="1">
            <text:p>se(status &gt;= INSERTED ou antecipatedBilling == true)</text:p>
          </table:table-cell>
          <table:covered-table-cell table:number-columns-repeated="6" table:style-name="ce57"/>
          <table:table-cell table:number-columns-repeated="4"/>
        </table:table-row>
        <table:table-row table:style-name="ro1">
          <table:table-cell office:value-type="string" calcext:value-type="string">
            <text:p>Regra 3:</text:p>
          </table:table-cell>
          <table:table-cell table:style-name="ce72" office:value-type="string" calcext:value-type="string" table:number-columns-spanned="7" table:number-rows-spanned="1">
            <text:p>se(agentId == (usuário logado))</text:p>
          </table:table-cell>
          <table:covered-table-cell table:number-columns-repeated="6" table:style-name="ce57"/>
          <table:table-cell table:number-columns-repeated="4"/>
        </table:table-row>
        <table:table-row table:style-name="ro1">
          <table:table-cell office:value-type="string" calcext:value-type="string">
            <text:p>Regra 4:</text:p>
          </table:table-cell>
          <table:table-cell table:style-name="ce72" office:value-type="string" calcext:value-type="string" table:number-columns-spanned="7" table:number-rows-spanned="1">
            <text:p>se(agentId == (usuário logado)) <text:s text:c="4"/>se(source == TYPE_ACCOUNT ou status &gt; BUILDING)</text:p>
          </table:table-cell>
          <table:covered-table-cell table:number-columns-repeated="6" table:style-name="ce57"/>
          <table:table-cell table:number-columns-repeated="4"/>
        </table:table-row>
      </table:table>
      <table:table table:name="EDIÇÂO" table:style-name="ta1">
        <table:table-column table:style-name="co27" table:default-cell-style-name="ce49"/>
        <table:table-column table:style-name="co28" table:default-cell-style-name="ce71"/>
        <table:table-column table:style-name="co29" table:default-cell-style-name="ce71"/>
        <table:table-column table:style-name="co31" table:number-columns-repeated="2" table:default-cell-style-name="ce71"/>
        <table:table-column table:style-name="co39" table:default-cell-style-name="ce71"/>
        <table:table-column table:style-name="co33" table:default-cell-style-name="ce71"/>
        <table:table-column table:style-name="co34" table:default-cell-style-name="ce71"/>
        <table:table-column table:style-name="co35" table:default-cell-style-name="ce71"/>
        <table:table-column table:style-name="co36" table:default-cell-style-name="ce71"/>
        <table:table-column table:style-name="co37" table:default-cell-style-name="ce71"/>
        <table:table-column table:style-name="co38" table:default-cell-style-name="ce71"/>
        <table:table-row table:style-name="ro1">
          <table:table-cell table:style-name="Default" table:number-columns-repeated="12"/>
        </table:table-row>
        <table:table-row table:style-name="ro1">
          <table:table-cell table:style-name="ce61" office:value-type="string" calcext:value-type="string">
            <text:p>Pode editar:</text:p>
          </table:table-cell>
          <table:table-cell table:style-name="ce68"/>
          <table:table-cell table:style-name="Default" table:number-columns-repeated="10"/>
        </table:table-row>
        <table:table-row table:style-name="ro1">
          <table:table-cell table:style-name="Default" table:number-columns-repeated="3"/>
          <table:table-cell table:style-name="ce75"/>
          <table:table-cell table:style-name="Default" table:number-columns-repeated="8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47" office:value-type="string" calcext:value-type="string">
            <text:p>ROLE▼/STATUS<text:span text:style-name="T1">►</text:span></text:p>
          </table:table-cell>
          <table:table-cell table:style-name="ce70" office:value-type="string" calcext:value-type="string">
            <text:p>BUILDING</text:p>
          </table:table-cell>
          <table:table-cell table:style-name="ce70" office:value-type="string" calcext:value-type="string">
            <text:p>PENDING</text:p>
          </table:table-cell>
          <table:table-cell table:style-name="ce70" office:value-type="string" calcext:value-type="string">
            <text:p>VALIDATED</text:p>
          </table:table-cell>
          <table:table-cell table:style-name="ce70" office:value-type="string" calcext:value-type="string">
            <text:p>APPROVED</text:p>
          </table:table-cell>
          <table:table-cell table:style-name="ce70" office:value-type="string" calcext:value-type="string">
            <text:p>REJECTED</text:p>
          </table:table-cell>
          <table:table-cell table:style-name="ce70" office:value-type="string" calcext:value-type="string">
            <text:p>DONE</text:p>
          </table:table-cell>
          <table:table-cell table:style-name="ce70" office:value-type="string" calcext:value-type="string">
            <text:p>INSERTED</text:p>
          </table:table-cell>
          <table:table-cell table:style-name="ce70" office:value-type="string" calcext:value-type="string">
            <text:p>AVAILABLE</text:p>
          </table:table-cell>
          <table:table-cell table:style-name="ce70" office:value-type="string" calcext:value-type="string">
            <text:p>COLLECTED</text:p>
          </table:table-cell>
          <table:table-cell table:style-name="ce70" office:value-type="string" calcext:value-type="string">
            <text:p>DELIVERING</text:p>
          </table:table-cell>
          <table:table-cell table:style-name="ce70" office:value-type="string" calcext:value-type="string">
            <text:p>DELIVERED</text:p>
          </table:table-cell>
        </table:table-row>
        <table:table-row table:style-name="ro1">
          <table:table-cell table:style-name="ce61" office:value-type="string" calcext:value-type="string">
            <text:p>MASTER</text:p>
          </table:table-cell>
          <table:table-cell table:style-name="ce68" table:number-columns-repeated="2"/>
          <table:table-cell table:number-columns-repeated="9"/>
        </table:table-row>
        <table:table-row table:style-name="ro1">
          <table:table-cell table:style-name="ce61" office:value-type="string" calcext:value-type="string">
            <text:p>ADMIN</text:p>
          </table:table-cell>
          <table:table-cell table:style-name="ce68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68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FINANCI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TER_SAL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AN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ISTI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ANC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DITION</text:p>
          </table:table-cell>
          <table:table-cell table:number-columns-repeated="11"/>
        </table:table-row>
        <table:table-row table:style-name="ro1">
          <table:table-cell table:style-name="ce61" office:value-type="string" calcext:value-type="string">
            <text:p>ACCOUNT</text:p>
          </table:table-cell>
          <table:table-cell table:style-name="ce68"/>
          <table:table-cell/>
          <table:table-cell table:style-name="ce68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8:15:29.822604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59:02.158852661</meta:creation-date>
    <dc:date>2018-04-18T08:22:59.645011163</dc:date>
    <meta:editing-duration>PT1H25M58S</meta:editing-duration>
    <meta:editing-cycles>29</meta:editing-cycles>
    <meta:generator>LibreOffice/5.1.6.2$Linux_X86_64 LibreOffice_project/10m0$Build-2</meta:generator>
    <meta:document-statistic meta:table-count="5" meta:cell-count="791" meta:object-count="0"/>
  </office:meta>
</office:document-meta>
</file>